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7842983E1EB5814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32cm, 11.538cm, 49.281cm, 13.50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2cm" svg:height="11.556cm" svg:x="0.5cm" svg:y="0.2cm">
          <draw:image xlink:href="Pictures/1000000000000BD000000FC07842983E1EB5814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1T15:12:14.341900461</dc:date>
    <meta:editing-duration>PT3M14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